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gramming Target MCU</text:h>
      <text:list xml:id="list8075136280718029107" text:style-name="L1">
        <text:list-item>
          <text:p text:style-name="P1">Connect ICSP+TID to Target board</text:p>
        </text:list-item>
        <text:list-item>
          <text:p text:style-name="P1">Connect Power supply to Programmer</text:p>
        </text:list-item>
        <text:list-item>
          <text:p text:style-name="P1">Reset Arduino board</text:p>
        </text:list-item>
        <text:list-item>
          <text:p text:style-name="P1">Wait till RDY lights up</text:p>
        </text:list-item>
        <text:list-item>
          <text:p text:style-name="P1">If AUTO is not lit, select Manual program name using DIP switches. Manual program name is something like A1C3, A2D4, etc</text:p>
        </text:list-item>
        <text:list-item>
          <text:p text:style-name="P1">Press UPLOAD button =&gt; OK led will blink 3 times acknowledging that Upload has started</text:p>
        </text:list-item>
        <text:list-item>
          <text:p text:style-name="P1">Now RDY will blink showing that Programmer is busy</text:p>
        </text:list-item>
        <text:list-item>
          <text:p text:style-name="P1">Wait till OK is constantly lit acknowledging that programming finished successfully</text:p>
        </text:list-item>
        <text:list-item>
          <text:p text:style-name="P1">If ERR is lit, then decipher ERR by counting how many times it blinks. See Appendix A.</text:p>
        </text:list-item>
      </text:list>
      <text:h text:style-name="Heading_20_1" text:outline-level="1">Downloading MCU flash to SD</text:h>
      <text:list xml:id="list389367096" text:continue-list="list8075136280718029107" text:style-name="L1">
        <text:list-item text:start-value="1">
          <text:p text:style-name="P1">Connect ICSP+TID to Target board</text:p>
        </text:list-item>
        <text:list-item>
          <text:p text:style-name="P1">Connect Power supply to Programmer</text:p>
        </text:list-item>
        <text:list-item>
          <text:p text:style-name="P1">Reset Arduino board</text:p>
        </text:list-item>
        <text:list-item>
          <text:p text:style-name="P1">Wait till RDY lights up</text:p>
        </text:list-item>
        <text:list-item>
          <text:p text:style-name="P1">Press BACKUP button =&gt; OK led will blink once acknowledging that Backup has started</text:p>
        </text:list-item>
        <text:list-item>
          <text:p text:style-name="P1">Now RDY will blink showing that Programmer is busy</text:p>
        </text:list-item>
        <text:list-item>
          <text:p text:style-name="P1">Wait till OK is constantly lit acknowledging that backup has finished successfully</text:p>
        </text:list-item>
        <text:list-item>
          <text:p text:style-name="P1">If ERR is lit, then decipher ERR by counting how many times it blinks. See Appendix A.</text:p>
        </text:list-item>
      </text:list>
      <text:h text:style-name="Heading_20_1" text:outline-level="1">Appendix A</text:h>
      <text:p text:style-name="Text_20_body">Number of error is displayed via ERR led by blinking it for a number of times:</text:p>
      <text:list xml:id="list1498458948" text:continue-list="list389367096" text:style-name="L1">
        <text:list-item text:start-value="1">
          <text:p text:style-name="P1">No Target device discovered =&gt; make sure ICSP is properly connected</text:p>
        </text:list-item>
        <text:list-item>
          <text:p text:style-name="P1">SD Card failure =&gt; Make sure SD Card is attached, properly formatted and proper files are uploaded</text:p>
        </text:list-item>
        <text:list-item>
          <text:p text:style-name="P1">Auto Program Identification Failed =&gt; Make sure Target board is ICSP+TID compatible, and wires are not too long (no noise on wires)</text:p>
        </text:list-item>
        <text:list-item>
          <text:p text:style-name="P1">No program file found =&gt; Make sure file is available on SD Card &amp; Configuration file is updated with TargetID</text:p>
        </text:list-item>
        <text:list-item>
          <text:p text:style-name="P1">Wrong Target MCU model =&gt; Make sure Conf/Program file is correct and Target MCU resembles expected MCU model</text:p>
        </text:list-item>
        <text:list-item>
          <text:p text:style-name="P1">Corrupted Program file =&gt; Fix it or upload new</text:p>
        </text:list-item>
        <text:list-item>
          <text:p text:style-name="P1">VERIFY: Program file &amp; Target MCU didn't match =&gt; See AUTO for details (press and hold BACKUP button)</text:p>
        </text:list-item>
        <text:list-item>
          <text:p text:style-name="P1">Target MCU communication failure =&gt; Make sure cable is not too long, etc</text:p>
        </text:list-item>
        <text:list-item>
          <text:p text:style-name="P2">no such error</text:p>
        </text:list-item>
        <text:list-item>
          <text:p text:style-name="P1">General System Failure =&gt; See AUTO for mode details (press and hold BACKUP button)</text:p>
        </text:list-item>
      </text:list>
      <text:h text:style-name="Heading_20_1" text:outline-level="1">Appendix B</text:h>
      <text:p text:style-name="Text_20_body">In order to define more detail error, press and hold BACKUP button to see secondary error code, which will be displayed by RDY led: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olodymyr Mykhalchuk</meta:initial-creator>
    <meta:creation-date>2015-09-08T15:21:35</meta:creation-date>
    <dc:date>2015-09-11T09:57:51</dc:date>
    <dc:creator>Volodymyr Mykhalchuk</dc:creator>
    <meta:editing-duration>PT21H35M11S</meta:editing-duration>
    <meta:editing-cycles>18</meta:editing-cycles>
    <meta:generator>OpenOffice/4.1.1$Unix OpenOffice.org_project/411m6$Build-9775</meta:generator>
    <meta:document-statistic meta:table-count="0" meta:image-count="0" meta:object-count="0" meta:page-count="1" meta:paragraph-count="33" meta:word-count="385" meta:character-count="2102"/>
  </office:meta>
</office:document-meta>
</file>